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e91d4"/>
    </style:style>
    <style:style style:name="P2" style:family="paragraph" style:parent-style-name="Standard">
      <style:text-properties officeooo:paragraph-rsid="00208009"/>
    </style:style>
    <style:style style:name="P3" style:family="paragraph" style:parent-style-name="Standard">
      <style:text-properties officeooo:paragraph-rsid="00230604"/>
    </style:style>
    <style:style style:name="P4" style:family="paragraph" style:parent-style-name="Standard">
      <style:text-properties officeooo:paragraph-rsid="00208009"/>
    </style:style>
    <style:style style:name="T1" style:family="text">
      <style:text-properties officeooo:rsid="001e91d4"/>
    </style:style>
    <style:style style:name="T2" style:family="text">
      <style:text-properties officeooo:rsid="00208009"/>
    </style:style>
    <style:style style:name="T3" style:family="text">
      <style:text-properties officeooo:rsid="0023060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### Specifikace požadavků na software (SRS)<text:line-break/><text:line-break/>#### 1. Úvod<text:line-break/>1.1 **Účel**<text:line-break/>Tento dokument definuje specifikace požadavků pro vývoj webové stránky e-shopu zaměřeného na prodej kuřat. Cílem je vytvořit systém, který umožňuje elektronické objednávání kuřat, p<text:span text:style-name="T1">rodej vajec, příslušenství a krmiva na chov</text:span>, a zobrazování dostupnosti kuřat pomocí kalendáře.<text:line-break/><text:line-break/>1.2 **Konvence dokumentu**<text:line-break/>Dokument používá standardní konvence pro označování funkčních a nefunkčních požadavků, ID požadavků a další.<text:line-break/><text:line-break/>1.3 **Cílová skupina**<text:line-break/>Tento projekt je určen pro širokou veřejnost, především pro farmáře, drobné chovatele a zákazníky, kteří mají zájem o nákup kuřat a souvisejících produktů.<text:line-break/><text:line-break/>1.4 **Další informace**<text:line-break/>Další informace o projektu lze získat kontaktem na hlavního projektového manažera.<text:line-break/><text:line-break/>1.5 **Kontakty**<text:line-break/>- Hlavní projektový manažer: Jan Novák (email: jan.novak@example.com)<text:line-break/>- Vedoucí vývoje: Petra Dvořáková (email: petra.dvorakova@example.com)<text:line-break/><text:line-break/>1.6 **Odkazy na další dokumenty**<text:line-break/>-<text:span text:style-name="T1">Funkčí specifikace</text:span></text:p>
      <text:p text:style-name="P2"><text:line-break/>#### 2. Celkový popis<text:line-break/>2.1 **Produkt jako celek**<text:line-break/>Produkt je webová aplikace pro e-shop zaměřený na prodej kuřat. Aplikace bude obsahovat funkce pro objednávání, kalendář zobrazující dostupnost kuřat.<text:line-break/><text:line-break/>2.2 **Funkce**<text:line-break/>- Elektronický objednávkový systém<text:line-break/>- Prodej <text:span text:style-name="T1">příslušenství a krmiva na chov</text:span><text:line-break/>- Dostupnostní kalendář pro zobrazení data líhnutí kuřat<text:line-break/><text:line-break/>2.3 **Uživatelské skupiny**<text:line-break/>- Zákazníci: Uživatelé, kteří <text:span text:style-name="T1">objednávají</text:span> produkty<text:line-break/>- Administrátoři: Správci e-shopu, kteří spravují obsah a objednávky<text:line-break/><text:line-break/>2.4 **Provozní prostředí**<text:line-break/>- Webová aplikace bude běžet na serveru hostovaném na cloudové platformě.<text:line-break/>- Podpora všech moderních webových prohlížečů.<text:line-break/><text:line-break/>2.5 **Uživatelské prostředí**<text:line-break/>- Intuitivní a responzivní uživatelské rozhraní<text:line-break/>- Podpora mobilních zařízení<text:line-break/><text:line-break/>2.6 **Omezení návrhu a implementace**<text:line-break/>- Aplikace musí být zabezpečená proti běžným webovým útokům (např. XSS)<text:line-break/>- Systém musí být škálovatelný pro případný růst uživatelské základny<text:line-break/><text:line-break/><text:soft-page-break/>2.7 **Předpoklady a závislosti**<text:line-break/>- <text:span text:style-name="T2">moderní internetoví prohlížeč</text:span><text:line-break/><text:line-break/>#### 3. Požadavky na rozhraní<text:line-break/>3.1 **Uživatelská rozhraní**<text:line-break/>- Uživatelské rozhraní pro zákazníky s možností prohlížení produktů a zadávání objednávek<text:line-break/>- Administrativní rozhraní pro správu produktů, objednávek a dostupnosti<text:line-break/><text:line-break/>3.2 **Hardwarová rozhraní**<text:line-break/>- <text:span text:style-name="T1">N/a</text:span><text:line-break/><text:line-break/>3.3 **Softwarová rozhraní**<text:line-break/>- <text:span text:style-name="T1">N/a</text:span><text:line-break/>#### 4. Vlastnosti systému<text:line-break/>4.1 **Elektronický objednávkový systém**</text:p>
      <text:p text:style-name="P2"/>
      <text:p text:style-name="P3">4.1.1 **Popis a důležitost**<text:line-break/>Systém umožní zákazníkům prohlížet dostupné produkty a zadávat objednávky online.</text:p>
      <text:p text:style-name="P3"><text:span text:style-name="T3">Systém umožní administrátorům vytvořit objednávky.</text:span></text:p>
      <text:p text:style-name="P3"><text:span text:style-name="T3">Systém umožní zákazníkovi vybrat datum odběru a druh dopravi.</text:span></text:p>
      <text:p text:style-name="P3"><text:span text:style-name="T3">Systém bude zákazníkovi automaticky posílat potvrzovací emaily/SMS po potvrzení administrátorem.</text:span></text:p>
      <text:p text:style-name="P3"><text:span text:style-name="T3">Systém bude automaticky vytvářet „google contacts“ zákazníků Administrátorům</text:span><text:line-break/><text:line-break/>4.1.2 **Funkce-Vstupy-Výsledek**<text:line-break/>- Vstup: Seznam produktů<text:line-break/>- Akce: Výběr produktu a zadání objednávky<text:line-break/>- Výsledek: Potvrzení objednávky a aktualizace skladu<text:line-break/><text:line-break/>4.1.3 **Funkční požadavky**<text:line-break/>- Uživatel musí mít možnost prohlížet produkty.<text:line-break/>- Uživatel musí mít možnost přidat produkty do košíku a zadat objednávku.</text:p>
      <text:p text:style-name="P3">-<text:span text:style-name="T3">Uživatel bude schopen při objednávání zadat </text:span><text:line-break/>- Systém musí odesílat potvrzení objednávky na email / <text:span text:style-name="T3">SMS</text:span>.<text:line-break/><text:line-break/>4.2 **Prodej příslušenství a krmiva na chov**</text:p>
      <text:p text:style-name="P2"><text:line-break/>4.2.1 **Popis a důležitost**<text:line-break/>E-shop umožní prodej krmiva a jídla pro kuřata spolu s objednávkami kuřat.<text:line-break/><text:line-break/>4.2.2 **Funkce-Vstupy-Výsledek**<text:line-break/>- Vstup: Seznam krmiv a jídla<text:line-break/>- Akce: Výběr krmiva/jídla a zadání objednávky<text:line-break/>- Výsledek: Potvrzení objednávky a aktualizace skladu<text:line-break/><text:line-break/>4.2.3 **Funkční požadavky**<text:line-break/>- Uživatel musí mít možnost prohlížet a objednávat krmivo a jídlo.<text:line-break/>- Systém musí zajišťovat správu skladových zásob pro krmivo a jídlo.<text:line-break/><text:line-break/>4.3 **Dostupnostní kalendář**<text:line-break/>4.3.1 **Popis a důležitost**<text:line-break/>Kalendář zobrazí dostupnost kuřat a termíny líhnutí.<text:line-break/><text:soft-page-break/><text:line-break/>4.3.2 **Funkce-Vstupy-Výsledek**<text:line-break/>- Vstup: Data líhnutí kuřat<text:line-break/>- Akce: Zobrazení kalendáře<text:line-break/>- Výsledek: Uživatel vidí, kdy budou kuřata dostupná<text:line-break/><text:line-break/>4.3.3 **Funkční požadavky**<text:line-break/>- Systém musí umožnit administrátorovi zadávat data líhnutí.<text:line-break/>- Uživatel musí mít možnost prohlížet dostupnostní kalendář.<text:line-break/><text:line-break/>4.4 **Uložení a správa dat**<text:line-break/>4.4.1 **Popis a důležitost**<text:line-break/>Systém musí umožnit ukládání a správu dat o objednávkách, uživatelích a produktech.<text:line-break/><text:line-break/>4.4.2 **Funkce-Vstupy-Výsledek**<text:line-break/>- Vstup: Objednávky, uživatelské údaje, údaje o produktech<text:line-break/>- Akce: Uložení, aktualizace, mazání<text:line-break/>- Výsledek: Aktuální a přesná databáze<text:line-break/><text:line-break/>4.4.3 **Funkční požadavky**<text:line-break/>- Systém musí umožnit zálohování dat.<text:line-break/>- Systém musí umožnit obnovení dat v případě výpadku.<text:line-break/><text:line-break/>4.5 **Notifikace a komunikace**<text:line-break/>4.5.1 **Popis a důležitost**<text:line-break/>Systém musí umožnit komunikaci se zákazníky prostřednictvím emailových notifikací.<text:line-break/><text:line-break/>4.5.2 **Funkce-Vstupy-Výsledek**<text:line-break/>- Vstup: Události (např. nové objednávky, změna stavu objednávky)<text:line-break/>- Akce: Odeslání emailové notifikace<text:line-break/>- Výsledek: Informovaný zákazník<text:line-break/><text:line-break/>4.5.3 **Funkční požadavky**<text:line-break/>- Systém musí umožnit nastavení emailových šablon.<text:line-break/>- Systém musí odesílat notifikace v reálném čase.<text:line-break/><text:line-break/>#### 5. Nefunkční požadavky<text:line-break/>5.1 **Výkonnost**<text:line-break/>- Aplikace musí zvládnout až 1000 současně připojených uživatelů.<text:line-break/><text:line-break/>5.2 **Bezpečnost**<text:line-break/>- Všechny transakce musí být zabezpečeny SSL šifrováním.<text:line-break/>- Uživatelé musí mít silná hesla a systém musí podporovat dvoufaktorovou autentizaci.<text:line-break/><text:line-break/>5.3 **Spolehlivost**<text:line-break/>- Aplikace musí být dostupná 99,9% času.<text:line-break/><text:line-break/>5.4 **Škálovatelnost**<text:line-break/>- Systém musí být navržen tak, aby byl snadno rozšiřitelný pro zvýšenou poptávku a nové funkce.<text:line-break/><text:line-break/>5.5 **Kompatibilita**<text:line-break/>- Aplikace musí být kompatibilní s moderními webovými prohlížeči.<text:line-break/><text:soft-page-break/><text:line-break/>5.6 **Udržovatelnost**<text:line-break/>- Kód aplikace musí být dobře zdokumentován a strukturován pro snadnou údržbu a rozvoj.<text:line-break/><text:line-break/>#### 6. Ostatní požadavky<text:line-break/>6.1 **Integrace**<text:line-break/>- Systém musí být schopen integrace s externími službami, jako jsou platební brány a marketingové nástroje (např. Google Analytics).<text:line-break/><text:line-break/>6.2 **Export dat**<text:line-break/>- Možnost exportu dat o objednávkách do formátu CSV.<text:line-break/><text:line-break/>####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07T09:02:25.962000000</meta:creation-date>
    <meta:editing-duration>PT2H57M31S</meta:editing-duration>
    <meta:editing-cycles>2</meta:editing-cycles>
    <meta:generator>LibreOffice/24.2.4.2$Windows_X86_64 LibreOffice_project/51a6219feb6075d9a4c46691dcfe0cd9c4fff3c2</meta:generator>
    <dc:date>2024-08-07T16:06:29.774000000</dc:date>
    <meta:document-statistic meta:table-count="0" meta:image-count="0" meta:object-count="0" meta:page-count="4" meta:paragraph-count="9" meta:word-count="779" meta:character-count="5835" meta:non-whitespace-character-count="5024"/>
  </office:meta>
</office:document-meta>
</file>